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9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9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9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9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9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9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9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9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9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9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9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9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9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9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9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9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9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9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9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9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9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9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9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9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9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9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9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9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9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9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9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9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9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9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9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9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9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9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9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9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9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9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9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9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9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9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9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9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9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9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9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9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9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9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9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9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9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9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9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9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9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9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9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9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9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9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9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9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9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9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9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9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9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9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9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9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9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9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8cm" svg:x2="6.912cm" svg:y2="9.992cm" draw:start-shape="id56" draw:start-glue-point="2" draw:end-shape="id57" draw:end-glue-point="3" svg:d="M6277 9518v474h635" svg:viewBox="0 0 636 475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9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9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9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9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9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9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9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9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9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9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9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9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9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9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9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9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9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9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9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9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9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9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9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9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9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9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62cm" svg:x2="13.383cm" svg:y2="7.337cm" draw:start-shape="id75" draw:start-glue-point="2" draw:end-shape="id76" draw:end-glue-point="3" svg:d="M12827 6862v475h556" svg:viewBox="0 0 557 476">
          <text:p/>
        </draw:connector>
        <draw:frame draw:style-name="gr1" draw:text-style-name="P1" draw:layer="layout" svg:width="1.782cm" svg:height="0.649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9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9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9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9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9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9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9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9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9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9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9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9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9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9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9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9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9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9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9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9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9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9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9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9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47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9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9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9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9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9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9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9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9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9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9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9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9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9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9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9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9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9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9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9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9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9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9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9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9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9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9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9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9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6cm" svg:x2="26.154cm" svg:y2="18.121cm" draw:start-shape="id100" draw:start-glue-point="2" draw:end-shape="id101" draw:end-glue-point="3" svg:d="M25764 17646v475h390" svg:viewBox="0 0 391 476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74cm" svg:x2="24.155cm" svg:y2="20.521cm" draw:start-shape="id97" draw:start-glue-point="2" draw:end-shape="id104" draw:end-glue-point="3" svg:d="M23634 15274v5247h521" svg:viewBox="0 0 522 5248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9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9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9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9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9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9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9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9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9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9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9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9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9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9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9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9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9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9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9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9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9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9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9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9cm" svg:x2="35.625cm" svg:y2="6.384cm" draw:start-shape="id119" draw:start-glue-point="2" draw:end-shape="id120" draw:end-glue-point="3" svg:d="M34827 5909v475h798" svg:viewBox="0 0 799 476">
          <text:p/>
        </draw:connector>
        <draw:connector draw:style-name="gr4" draw:text-style-name="P2" draw:layer="layout" svg:x1="34.827cm" svg:y1="5.909cm" svg:x2="35.624cm" svg:y2="7.184cm" draw:start-shape="id119" draw:start-glue-point="2" draw:end-shape="id121" draw:end-glue-point="3" svg:d="M34827 5909v1275h797" svg:viewBox="0 0 798 1276">
          <text:p/>
        </draw:connector>
        <draw:frame draw:style-name="gr1" draw:text-style-name="P1" draw:layer="layout" svg:width="2.967cm" svg:height="0.649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9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9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9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9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9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9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9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9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9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9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9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9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9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9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9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9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9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9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9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9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9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9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9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9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7cm" svg:x2="8.611cm" svg:y2="10.792cm" draw:start-shape="id57" draw:start-glue-point="2" draw:end-shape="id135" draw:end-glue-point="3" svg:d="M8118 10317v475h493" svg:viewBox="0 0 494 476">
          <text:p/>
        </draw:connector>
        <draw:frame draw:style-name="gr1" draw:text-style-name="P1" draw:layer="layout" svg:width="2.88cm" svg:height="0.649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9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9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9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9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9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9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23cm" svg:x2="37.421cm" svg:y2="24.998cm" draw:start-shape="id136" draw:start-glue-point="2" draw:end-shape="id137" draw:end-glue-point="3" svg:d="M36805 24523v475h616" svg:viewBox="0 0 617 476">
          <text:p/>
        </draw:connector>
        <draw:connector draw:style-name="gr4" draw:text-style-name="P2" draw:layer="layout" svg:x1="36.805cm" svg:y1="24.523cm" svg:x2="37.421cm" svg:y2="25.798cm" draw:start-shape="id136" draw:start-glue-point="2" draw:end-shape="id138" draw:end-glue-point="3" svg:d="M36805 24523v1275h616" svg:viewBox="0 0 617 1276">
          <text:p/>
        </draw:connector>
        <draw:connector draw:style-name="gr4" draw:text-style-name="P2" draw:layer="layout" svg:x1="36.805cm" svg:y1="24.523cm" svg:x2="37.421cm" svg:y2="26.598cm" draw:start-shape="id136" draw:start-glue-point="2" draw:end-shape="id139" draw:end-glue-point="3" svg:d="M36805 24523v2075h616" svg:viewBox="0 0 617 2076">
          <text:p/>
        </draw:connector>
        <draw:connector draw:style-name="gr4" draw:text-style-name="P2" draw:layer="layout" svg:x1="36.805cm" svg:y1="24.523cm" svg:x2="37.421cm" svg:y2="27.398cm" draw:start-shape="id136" draw:start-glue-point="2" draw:end-shape="id140" draw:end-glue-point="3" svg:d="M36805 24523v2875h616" svg:viewBox="0 0 617 2876">
          <text:p/>
        </draw:connector>
        <draw:connector draw:style-name="gr4" draw:text-style-name="P2" draw:layer="layout" svg:x1="36.805cm" svg:y1="24.523cm" svg:x2="37.421cm" svg:y2="28.198cm" draw:start-shape="id136" draw:start-glue-point="2" draw:end-shape="id141" draw:end-glue-point="3" svg:d="M36805 24523v3675h616" svg:viewBox="0 0 617 3676">
          <text:p/>
        </draw:connector>
        <draw:frame draw:style-name="gr1" draw:text-style-name="P1" draw:layer="layout" svg:width="3.008cm" svg:height="0.64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9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9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9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9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9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9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9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9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9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9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9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9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9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9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9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9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9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9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9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9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9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9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9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9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9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9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9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1cm" svg:x2="44.756cm" svg:y2="6.757cm" draw:start-shape="id142" draw:start-glue-point="2" draw:end-shape="id156" draw:end-glue-point="3" svg:d="M43985-1091v7848h771" svg:viewBox="0 0 772 7849">
          <text:p/>
        </draw:connector>
        <draw:connector draw:style-name="gr4" draw:text-style-name="P2" draw:layer="layout" svg:x1="46.49cm" svg:y1="7.082cm" svg:x2="47.423cm" svg:y2="7.577cm" draw:start-shape="id156" draw:start-glue-point="2" draw:end-shape="id157" draw:end-glue-point="3" svg:d="M46490 7082v495h933" svg:viewBox="0 0 934 496">
          <text:p/>
        </draw:connector>
        <draw:connector draw:style-name="gr4" draw:text-style-name="P2" draw:layer="layout" svg:x1="46.49cm" svg:y1="7.082cm" svg:x2="47.423cm" svg:y2="8.377cm" draw:start-shape="id156" draw:start-glue-point="2" draw:end-shape="id158" draw:end-glue-point="3" svg:d="M46490 7082v1295h933" svg:viewBox="0 0 934 1296">
          <text:p/>
        </draw:connector>
        <draw:frame draw:style-name="gr1" draw:text-style-name="P1" xml:id="id159" draw:id="id159" draw:layer="layout" svg:width="4.546cm" svg:height="0.649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9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9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9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9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9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9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9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9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9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9cm" svg:x2="37.025cm" svg:y2="22.704cm" draw:start-shape="id165" draw:start-glue-point="2" draw:end-shape="id166" draw:end-glue-point="3" svg:d="M36653 22229v475h372" svg:viewBox="0 0 373 476">
          <text:p/>
        </draw:connector>
        <draw:frame draw:style-name="gr1" draw:text-style-name="P1" draw:layer="layout" svg:width="2.212cm" svg:height="0.649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9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9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9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9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9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9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9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9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9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9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9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9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9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9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9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9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9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4cm" svg:x2="43.623cm" svg:y2="25.039cm" draw:start-shape="id169" draw:start-glue-point="2" draw:end-shape="id173" draw:end-glue-point="3" svg:d="M43054 24564v475h569" svg:viewBox="0 0 570 476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9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1.909cm" svg:x2="34.625cm" svg:y2="2.384cm" draw:start-shape="id178" draw:start-glue-point="2" draw:end-shape="id179" draw:end-glue-point="3" svg:d="M33852 1909v475h773" svg:viewBox="0 0 774 476">
          <text:p/>
        </draw:connector>
        <draw:connector draw:style-name="gr4" draw:text-style-name="P2" draw:layer="layout" svg:x1="33.852cm" svg:y1="1.909cm" svg:x2="34.625cm" svg:y2="3.184cm" draw:start-shape="id178" draw:start-glue-point="2" draw:end-shape="id180" draw:end-glue-point="3" svg:d="M33852 1909v1275h773" svg:viewBox="0 0 774 1276">
          <text:p/>
        </draw:connector>
        <draw:connector draw:style-name="gr4" draw:text-style-name="P2" draw:layer="layout" svg:x1="33.852cm" svg:y1="1.909cm" svg:x2="34.624cm" svg:y2="3.984cm" draw:start-shape="id178" draw:start-glue-point="2" draw:end-shape="id181" draw:end-glue-point="3" svg:d="M33852 1909v2075h772" svg:viewBox="0 0 773 2076">
          <text:p/>
        </draw:connector>
        <draw:frame draw:style-name="gr1" draw:text-style-name="P1" xml:id="id182" draw:id="id182" draw:layer="layout" svg:width="1.887cm" svg:height="0.649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9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9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9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9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9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9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9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9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9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9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9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9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9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9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9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9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9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9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82cm" svg:x2="52.227cm" svg:y2="28.057cm" draw:start-shape="id191" draw:start-glue-point="2" draw:end-shape="id192" draw:end-glue-point="3" svg:d="M51584 27482v575h643" svg:viewBox="0 0 644 576">
          <text:p/>
        </draw:connector>
        <draw:frame draw:style-name="gr1" draw:text-style-name="P1" xml:id="id193" draw:id="id193" draw:layer="layout" svg:width="3.302cm" svg:height="0.649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9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9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9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9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9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9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9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9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9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9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9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9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9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9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7cm" svg:x2="10.135cm" svg:y2="11.617cm" draw:start-shape="id57" draw:start-glue-point="2" draw:end-shape="id205" draw:end-glue-point="3" svg:d="M8118 10317v1300h2017" svg:viewBox="0 0 2018 1301">
          <text:p/>
        </draw:connector>
        <draw:frame draw:style-name="gr1" draw:text-style-name="P1" draw:layer="layout" svg:width="2.951cm" svg:height="0.649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9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9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9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9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9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9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9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9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9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9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9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9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9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9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9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9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9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9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9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9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9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9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9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9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9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9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9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9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9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9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9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9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9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9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9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9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9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9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9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9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9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9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9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9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9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9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9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9cm" svg:x2="18.715cm" svg:y2="8.2cm" draw:start-shape="id14" draw:start-glue-point="2" draw:end-shape="id225" draw:end-glue-point="3" svg:d="M18143 1209v6991h572" svg:viewBox="0 0 573 69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yler Hayes</meta:initial-creator>
    <meta:creation-date>2014-03-11T12:36:31</meta:creation-date>
    <dc:date>2015-11-21T15:23:52.603228928</dc:date>
    <dc:creator>Tyler Hayes</dc:creator>
    <meta:editing-duration>PT13H32M35S</meta:editing-duration>
    <meta:editing-cycles>178</meta:editing-cycles>
    <meta:generator>LibreOffice/4.2.8.2$Linux_X86_64 LibreOffice_project/420m0$Build-2</meta:generator>
    <meta:document-statistic meta:object-count="565"/>
  </office:meta>
</office:document-meta>
</file>